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5453in"/>
    </style:style>
    <style:style style:name="co5" style:family="table-column">
      <style:table-column-properties fo:break-before="auto" style:column-width="0.5689in"/>
    </style:style>
    <style:style style:name="co6" style:family="table-column">
      <style:table-column-properties fo:break-before="auto" style:column-width="0.6382in"/>
    </style:style>
    <style:style style:name="co7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3.0638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ExpressionPrecendence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10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2"/>
          <table:table-cell office:value-type="string">
            <text:p>CB</text:p>
          </table:table-cell>
          <table:table-cell office:value-type="string">
            <text:p>Clipper </text:p>
          </table:table-cell>
          <table:table-cell office:value-type="string">
            <text:p>Xbase</text:p>
          </table:table-cell>
          <table:table-cell office:value-type="string">
            <text:p>Actual</text:p>
          </table:table-cell>
          <table:table-cell office:value-type="string">
            <text:p>S/B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ype</text:p>
          </table:table-cell>
          <table:table-cell office:value-type="string">
            <text:p>Operator</text:p>
          </table:table-cell>
          <table:table-cell table:number-columns-repeated="2" office:value-type="string">
            <text:p>Order</text:p>
          </table:table-cell>
          <table:table-cell office:value-type="string">
            <text:p>Order?</text:p>
          </table:table-cell>
          <table:table-cell table:number-columns-repeated="2" office:value-type="string">
            <text:p>XB</text:p>
          </table:table-cell>
          <table:table-cell office:value-type="string">
            <text:p>Result</text:p>
          </table:table-cell>
          <table:table-cell table:style-name="ce1" office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)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+ (unary)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/>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- (unary)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/>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--X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++X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**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^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%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*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+ Additi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- Subtracti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X--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>
            <text:p>Numeric Operator</text:p>
          </table:table-cell>
          <table:table-cell office:value-type="string">
            <text:p>X++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ing Operators</text:p>
          </table:table-cell>
          <table:table-cell office:value-type="string">
            <text:p>+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ncatenate I</text:p>
          </table:table-cell>
          <table:table-cell table:number-columns-repeated="1015"/>
        </table:table-row>
        <table:table-row table:style-name="ro1">
          <table:table-cell office:value-type="string">
            <text:p>String Operators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ncatenate I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lational Operators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style-name="ce2" office:value-type="string">
            <text:p>N,C,D</text:p>
          </table:table-cell>
          <table:table-cell table:number-columns-repeated="1015"/>
        </table:table-row>
        <table:table-row table:style-name="ro1">
          <table:table-cell office:value-type="string">
            <text:p>Relational Operators</text:p>
          </table:table-cell>
          <table:table-cell office:value-type="string">
            <text:p>&lt;&gt;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style-name="ce2" office:value-type="string">
            <text:p>N,C,D</text:p>
          </table:table-cell>
          <table:table-cell table:number-columns-repeated="1015"/>
        </table:table-row>
        <table:table-row table:style-name="ro1">
          <table:table-cell office:value-type="string">
            <text:p>Relational Operators</text:p>
          </table:table-cell>
          <table:table-cell office:value-type="string">
            <text:p>&lt;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style-name="ce2" office:value-type="string">
            <text:p>N,C,D</text:p>
          </table:table-cell>
          <table:table-cell table:number-columns-repeated="1015"/>
        </table:table-row>
        <table:table-row table:style-name="ro1">
          <table:table-cell office:value-type="string">
            <text:p>Relational Operators</text:p>
          </table:table-cell>
          <table:table-cell office:value-type="string">
            <text:p>&gt;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style-name="ce2" office:value-type="string">
            <text:p>N,C,D</text:p>
          </table:table-cell>
          <table:table-cell table:number-columns-repeated="1015"/>
        </table:table-row>
        <table:table-row table:style-name="ro1">
          <table:table-cell office:value-type="string">
            <text:p>Relational Operators</text:p>
          </table:table-cell>
          <table:table-cell office:value-type="string">
            <text:p>&lt;=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style-name="ce2" office:value-type="string">
            <text:p>N,C,D</text:p>
          </table:table-cell>
          <table:table-cell table:number-columns-repeated="1015"/>
        </table:table-row>
        <table:table-row table:style-name="ro1">
          <table:table-cell office:value-type="string">
            <text:p>Relational Operators</text:p>
          </table:table-cell>
          <table:table-cell office:value-type="string">
            <text:p>&gt;=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style-name="ce2" office:value-type="string">
            <text:p>N,C,D</text:p>
          </table:table-cell>
          <table:table-cell table:number-columns-repeated="1015"/>
        </table:table-row>
        <table:table-row table:style-name="ro1">
          <table:table-cell office:value-type="string">
            <text:p>Relational Operators</text:p>
          </table:table-cell>
          <table:table-cell office:value-type="string">
            <text:p>$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style-name="ce2" office:value-type="string">
            <text:p>N,C,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ogical Operator</text:p>
          </table:table-cell>
          <table:table-cell office:value-type="string">
            <text:p>NOT</text:p>
          </table:table-cell>
          <table:table-cell office:value-type="string">
            <text:p><text:s/>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Evaluated after all math and relational operators</text:p>
          </table:table-cell>
          <table:table-cell table:number-columns-repeated="1015"/>
        </table:table-row>
        <table:table-row table:style-name="ro1">
          <table:table-cell office:value-type="string">
            <text:p>Logical Operator</text:p>
          </table:table-cell>
          <table:table-cell office:value-type="string">
            <text:p>.NOT.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L</text:p>
          </table:table-cell>
          <table:table-cell office:value-type="string">
            <text:p>Evaluated after all math and relational operators</text:p>
          </table:table-cell>
          <table:table-cell table:number-columns-repeated="1015"/>
        </table:table-row>
        <table:table-row table:style-name="ro1">
          <table:table-cell office:value-type="string">
            <text:p>Logical Operator</text:p>
          </table:table-cell>
          <table:table-cell office:value-type="string">
            <text:p>AND</text:p>
          </table:table-cell>
          <table:table-cell office:value-type="string">
            <text:p><text:s/>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string">
            <text:p>Evaluated after all math and relational operators</text:p>
          </table:table-cell>
          <table:table-cell table:number-columns-repeated="1015"/>
        </table:table-row>
        <table:table-row table:style-name="ro1">
          <table:table-cell office:value-type="string">
            <text:p>Logical Operator</text:p>
          </table:table-cell>
          <table:table-cell office:value-type="string">
            <text:p>.AND.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string">
            <text:p>Evaluated after all math and relational operators</text:p>
          </table:table-cell>
          <table:table-cell table:number-columns-repeated="1015"/>
        </table:table-row>
        <table:table-row table:style-name="ro1">
          <table:table-cell office:value-type="string">
            <text:p>Logical Operator</text:p>
          </table:table-cell>
          <table:table-cell office:value-type="string">
            <text:p>OR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office:value-type="string">
            <text:p>Evaluated after all math and relational operators</text:p>
          </table:table-cell>
          <table:table-cell table:number-columns-repeated="1015"/>
        </table:table-row>
        <table:table-row table:style-name="ro1">
          <table:table-cell office:value-type="string">
            <text:p>Logical Operator</text:p>
          </table:table-cell>
          <table:table-cell office:value-type="string">
            <text:p>.OR.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office:value-type="string">
            <text:p>Evaluated after all math and relational operators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ExpressionPrecendence.A6:ExpressionPrecendence.H1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center>
          <text:p>Page <text:page-number>1</text:page-number></text:p>
        </style:region-center>
        <style:region-right>
          <text:p><text:file-name text:display="full">???</text:file-na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10/02/2017</text:date>, <text:time>09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Kunkel</meta:initial-creator>
    <meta:creation-date>2017-08-13T16:56:56</meta:creation-date>
    <dc:date>2017-10-02T09:08:56</dc:date>
    <dc:creator>Gary Kunkel</dc:creator>
    <meta:editing-duration>PT52M57S</meta:editing-duration>
    <meta:editing-cycles>9</meta:editing-cycles>
    <meta:generator>OpenOffice/4.1.1$Unix OpenOffice.org_project/411m6$Build-9775</meta:generator>
    <meta:printed-by>Gary Kunkel</meta:printed-by>
    <meta:print-date>2017-09-29T09:36:25</meta:print-date>
    <meta:document-statistic meta:table-count="3" meta:cell-count="229" meta:object-count="0"/>
  </office:meta>
</office:document-meta>
</file>